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Arial" svg:font-family="Arial"/>
    <style:font-face style:name="NimbusRomNo9L-Regu" svg:font-family="NimbusRomNo9L-Regu"/>
    <style:font-face style:name="Tahoma1" svg:font-family="Tahoma"/>
    <style:font-face style:name="Arial3" svg:font-family="Arial" style:font-family-generic="roman"/>
    <style:font-face style:name="Nimbus Sans L" svg:font-family="'Nimbus Sans L'" style:font-family-generic="roman"/>
    <style:font-face style:name="Arial2" svg:font-family="Arial" style:font-family-generic="decorative" style:font-pitch="variable"/>
    <style:font-face style:name="Times New Roman" svg:font-family="'Times New Roman'" style:font-family-generic="decorative" style:font-pitch="variable"/>
    <style:font-face style:name="Nimbus Sans L1" svg:font-family="'Nimbus Sans L'" style:font-family-generic="roman" style:font-pitch="variable"/>
    <style:font-face style:name="Andale Sans UI" svg:font-family="'Andale Sans UI'" style:font-family-generic="swiss" style:font-pitch="variable"/>
    <style:font-face style:name="Arial1" svg:font-family="Arial" style:font-family-generic="swiss" style:font-pitch="variable"/>
    <style:font-face style:name="Bitstream Vera Sans" svg:font-family="'Bitstream Vera Sans'" style:font-family-generic="system"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1" fo:font-size="14pt" style:font-name-asian="NimbusRomNo9L-Regu" style:font-size-asian="14pt" style:font-name-complex="NimbusRomNo9L-Regu" style:font-size-complex="14pt"/>
    </style:style>
    <style:style style:name="P2" style:family="paragraph" style:parent-style-name="Standard" style:list-style-name="L1">
      <style:paragraph-properties fo:text-align="start" style:justify-single-word="false" style:text-autospace="none"/>
      <style:text-properties fo:color="#000000" style:font-name="Arial1" fo:font-size="14pt" style:font-name-asian="NimbusRomNo9L-Regu" style:font-size-asian="14pt" style:font-name-complex="NimbusRomNo9L-Regu" style:font-size-complex="14pt"/>
    </style:style>
    <style:style style:name="P3" style:family="paragraph" style:parent-style-name="Standard">
      <style:paragraph-properties style:text-autospace="none"/>
      <style:text-properties style:use-window-font-color="true" style:font-name="Arial1" fo:font-size="14pt" style:font-name-asian="NimbusRomNo9L-Regu" style:font-size-asian="14pt" style:font-name-complex="NimbusRomNo9L-Regu" style:font-size-complex="14pt"/>
    </style:style>
    <style:style style:name="P4" style:family="paragraph" style:parent-style-name="Standard">
      <style:paragraph-properties style:text-autospace="none"/>
      <style:text-properties style:font-name="Arial1" fo:font-size="14pt" style:font-size-asian="14pt" style:font-size-complex="14pt"/>
    </style:style>
    <style:style style:name="P5" style:family="paragraph" style:parent-style-name="Standard">
      <style:text-properties style:font-name="Arial1" fo:font-size="14pt" style:font-size-asian="14pt" style:font-size-complex="14pt"/>
    </style:style>
    <style:style style:name="P6" style:family="paragraph" style:parent-style-name="Standard" style:list-style-name="L2">
      <style:paragraph-properties fo:margin-left="-0.4925in" fo:margin-right="0.1in" fo:text-align="start" style:justify-single-word="false" fo:text-indent="0in" style:auto-text-indent="false"/>
      <style:text-properties style:font-name="Arial1" fo:font-size="14pt" style:font-size-asian="14pt" style:font-size-complex="14pt"/>
    </style:style>
    <style:style style:name="P7" style:family="paragraph" style:parent-style-name="Standard" style:list-style-name="L2">
      <style:paragraph-properties fo:text-align="start" style:justify-single-word="false"/>
      <style:text-properties style:font-name="Arial1" fo:font-size="14pt" style:font-size-asian="14pt" style:font-size-complex="14pt"/>
    </style:style>
    <style:style style:name="P8" style:family="paragraph" style:parent-style-name="Standard" style:list-style-name="L2">
      <style:paragraph-properties fo:margin-left="-0.4925in" fo:margin-right="0.1in" fo:text-align="start" style:justify-single-word="false" fo:text-indent="0in" style:auto-text-indent="false"/>
      <style:text-properties style:font-name="Arial1"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Arial1" fo:font-size="14pt" style:font-size-asian="14pt" style:font-size-complex="14pt"/>
    </style:style>
    <style:style style:name="P10" style:family="paragraph" style:parent-style-name="Standard">
      <style:paragraph-properties fo:text-align="start" style:justify-single-word="false"/>
      <style:text-properties style:font-name="Arial1" fo:font-size="14pt" fo:font-weight="bold" style:font-size-asian="14pt" style:font-weight-asian="bold" style:font-size-complex="14pt" style:font-weight-complex="bold"/>
    </style:style>
    <style:style style:name="P11" style:family="paragraph" style:parent-style-name="Frame_20_contents">
      <style:paragraph-properties fo:text-align="end" style:justify-single-word="false"/>
    </style:style>
    <style:style style:name="P12" style:family="paragraph" style:parent-style-name="Standard" style:list-style-name="L3">
      <style:text-properties style:font-name="Arial1" fo:font-size="14pt" style:font-size-asian="14pt" style:font-size-complex="14pt"/>
    </style:style>
    <style:style style:name="P13" style:family="paragraph" style:parent-style-name="Standard" style:list-style-name="L4">
      <style:paragraph-properties fo:text-align="start" style:justify-single-word="false"/>
      <style:text-properties style:font-name="Arial1" fo:font-size="14pt" style:font-size-asian="14pt" style:font-size-complex="14pt"/>
    </style:style>
    <style:style style:name="P14" style:family="paragraph">
      <style:paragraph-properties fo:margin-left="0in" fo:margin-right="0in" fo:margin-top="0in" fo:margin-bottom="0in" fo:line-height="93%" fo:text-align="center" text:enable-numbering="false" fo:text-indent="0in" style:line-break="strict"/>
    </style:style>
    <style:style style:name="P15" style:family="paragraph">
      <style:paragraph-properties fo:margin-left="0in" fo:margin-right="0in" fo:margin-top="0in" fo:margin-bottom="0in" fo:line-height="93%" fo:text-align="center" text:enable-numbering="false" fo:text-indent="0in" style:line-break="strict" style:writing-mode="lr-tb"/>
      <style:text-properties style:use-window-font-color="true" style:text-outline="false" style:text-line-through-style="none" style:font-name="Nimbus Sans L1"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6" style:family="paragraph">
      <style:paragraph-properties fo:margin-left="0in" fo:margin-right="0in" fo:margin-top="0in" fo:margin-bottom="0in" fo:line-height="93%" fo:text-align="start" text:enable-numbering="false" fo:text-indent="0in" style:line-break="strict"/>
    </style:style>
    <style:style style:name="P17" style:family="paragraph">
      <style:paragraph-properties fo:margin-left="0in" fo:margin-right="0in" fo:margin-top="0in" fo:margin-bottom="0in" fo:line-height="93%" fo:text-align="start" text:enable-numbering="false" fo:text-indent="0in" style:line-break="strict" style:writing-mode="lr-tb"/>
      <style:text-properties style:use-window-font-color="true" style:text-outline="false" style:text-line-through-style="none" style:font-name="Nimbus Sans L1"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1"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9" style:family="paragraph">
      <style:paragraph-properties fo:margin-left="0in" fo:margin-right="0in" fo:margin-top="0in" fo:margin-bottom="0in" fo:line-height="93%" fo:text-align="center" text:enable-numbering="false" fo:text-indent="0in" style:line-break="strict" style:writing-mode="lr-tb"/>
    </style:style>
    <style:style style:name="P20" style:family="paragraph">
      <style:paragraph-properties fo:margin-left="0in" fo:margin-right="0in" fo:margin-top="0in" fo:margin-bottom="0in" fo:line-height="100%" text:enable-numbering="false" fo:text-indent="0in"/>
    </style:style>
    <style:style style:name="P2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1" fo:font-size="24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color="#000000" style:text-outline="false" style:text-line-through-style="none" style:font-name="Nimbus Sans L1" fo:font-size="10pt" fo:language="en" fo:country="GB" fo:font-style="normal" fo:text-shadow="none" style:text-underline-style="none" fo:font-weight="normal" style:font-name-asian="DejaVu LGC Sans" style:font-size-asian="10pt" style:font-style-asian="normal" style:font-weight-asian="normal" style:font-name-complex="DejaVu LGC Sans" style:font-size-complex="10pt" style:font-style-complex="normal" style:font-weight-complex="normal" style:text-emphasize="none" style:font-relief="none"/>
    </style:style>
    <style:style style:name="T4" style:family="text">
      <style:text-properties style:use-window-font-color="true" style:text-outline="false" style:text-line-through-style="none" style:font-name="Nimbus Sans L1" fo:font-size="24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style:columns fo:column-count="2" fo:column-gap="0in">
          <style:column style:rel-width="32767*" fo:start-indent="0in" fo:end-indent="0in"/>
          <style:column style:rel-width="32768*" fo:start-indent="0in" fo:end-indent="0in"/>
        </style:columns>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style:vertical-pos="from-top" style:vertical-rel="page" style:horizontal-pos="from-left" style:horizontal-rel="page" fo:background-color="#cccccc" style:background-transparency="0%">
        <style:background-image/>
      </style:graphic-properties>
    </style:style>
    <style:style style:name="fr4" style:family="graphic" style:parent-style-name="Frame">
      <style:graphic-properties style:vertical-pos="from-top" style:vertical-rel="page" style:horizontal-pos="from-left" style:horizontal-rel="page"/>
    </style:style>
    <style:style style:name="fr5" style:family="graphic" style:parent-style-name="OLE">
      <style:graphic-properties style:vertical-pos="from-top" style:vertical-rel="paragraph" style:horizontal-pos="from-left" style:horizontal-rel="paragraph"/>
    </style:style>
    <style:style style:name="fr6" style:family="graphic" style:parent-style-name="Frame">
      <style:graphic-properties style:vertical-pos="top" style:vertical-rel="paragraph-content" style:horizontal-pos="center" style:horizontal-rel="paragraph">
        <style:columns fo:column-count="2" fo:column-gap="0in">
          <style:column style:rel-width="32767*" fo:start-indent="0in" fo:end-indent="0in"/>
          <style:column style:rel-width="32768*" fo:start-indent="0in" fo:end-indent="0in"/>
        </style:columns>
      </style:graphic-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1701in" text:min-label-width="0.25in"/>
        <style:text-properties style:font-name="StarSymbol"/>
      </text:list-level-style-bullet>
      <text:list-level-style-bullet text:level="3" text:style-name="Bullet_20_Symbols" style:num-suffix="." text:bullet-char="•">
        <style:list-level-properties text:space-before="0.3402in" text:min-label-width="0.25in"/>
        <style:text-properties style:font-name="StarSymbol"/>
      </text:list-level-style-bullet>
      <text:list-level-style-bullet text:level="4" text:style-name="Bullet_20_Symbols" style:num-suffix="." text:bullet-char="•">
        <style:list-level-properties text:space-before="0.5102in" text:min-label-width="0.25in"/>
        <style:text-properties style:font-name="StarSymbol"/>
      </text:list-level-style-bullet>
      <text:list-level-style-bullet text:level="5" text:style-name="Bullet_20_Symbols" style:num-suffix="." text:bullet-char="•">
        <style:list-level-properties text:space-before="0.6807in" text:min-label-width="0.25in"/>
        <style:text-properties style:font-name="StarSymbol"/>
      </text:list-level-style-bullet>
      <text:list-level-style-bullet text:level="6" text:style-name="Bullet_20_Symbols" style:num-suffix="." text:bullet-char="•">
        <style:list-level-properties text:space-before="0.8508in" text:min-label-width="0.25in"/>
        <style:text-properties style:font-name="StarSymbol"/>
      </text:list-level-style-bullet>
      <text:list-level-style-bullet text:level="7" text:style-name="Bullet_20_Symbols" style:num-suffix="." text:bullet-char="•">
        <style:list-level-properties text:space-before="1.0209in" text:min-label-width="0.25in"/>
        <style:text-properties style:font-name="StarSymbol"/>
      </text:list-level-style-bullet>
      <text:list-level-style-bullet text:level="8" text:style-name="Bullet_20_Symbols" style:num-suffix="." text:bullet-char="•">
        <style:list-level-properties text:space-before="1.1909in" text:min-label-width="0.25in"/>
        <style:text-properties style:font-name="StarSymbol"/>
      </text:list-level-style-bullet>
      <text:list-level-style-bullet text:level="9" text:style-name="Bullet_20_Symbols" style:num-suffix="." text:bullet-char="•">
        <style:list-level-properties text:space-before="1.361in" text:min-label-width="0.25in"/>
        <style:text-properties style:font-name="StarSymbol"/>
      </text:list-level-style-bullet>
      <text:list-level-style-bullet text:level="10" text:style-name="Bullet_20_Symbols" style:num-suffix="." text:bullet-char="•">
        <style:list-level-properties text:space-before="1.5311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1972in" text:min-label-width="0.25in"/>
        <style:text-properties style:font-name="StarSymbol"/>
      </text:list-level-style-bullet>
      <text:list-level-style-bullet text:level="3" text:style-name="Bullet_20_Symbols" style:num-suffix="." text:bullet-char="•">
        <style:list-level-properties text:space-before="0.3945in" text:min-label-width="0.25in"/>
        <style:text-properties style:font-name="StarSymbol"/>
      </text:list-level-style-bullet>
      <text:list-level-style-bullet text:level="4" text:style-name="Bullet_20_Symbols" style:num-suffix="." text:bullet-char="•">
        <style:list-level-properties text:space-before="0.5917in" text:min-label-width="0.25in"/>
        <style:text-properties style:font-name="StarSymbol"/>
      </text:list-level-style-bullet>
      <text:list-level-style-bullet text:level="5" text:style-name="Bullet_20_Symbols" style:num-suffix="." text:bullet-char="•">
        <style:list-level-properties text:space-before="0.789in" text:min-label-width="0.25in"/>
        <style:text-properties style:font-name="StarSymbol"/>
      </text:list-level-style-bullet>
      <text:list-level-style-bullet text:level="6" text:style-name="Bullet_20_Symbols" style:num-suffix="." text:bullet-char="•">
        <style:list-level-properties text:space-before="0.9862in" text:min-label-width="0.25in"/>
        <style:text-properties style:font-name="StarSymbol"/>
      </text:list-level-style-bullet>
      <text:list-level-style-bullet text:level="7" text:style-name="Bullet_20_Symbols" style:num-suffix="." text:bullet-char="•">
        <style:list-level-properties text:space-before="1.1835in" text:min-label-width="0.25in"/>
        <style:text-properties style:font-name="StarSymbol"/>
      </text:list-level-style-bullet>
      <text:list-level-style-bullet text:level="8" text:style-name="Bullet_20_Symbols" style:num-suffix="." text:bullet-char="•">
        <style:list-level-properties text:space-before="1.3807in" text:min-label-width="0.25in"/>
        <style:text-properties style:font-name="StarSymbol"/>
      </text:list-level-style-bullet>
      <text:list-level-style-bullet text:level="9" text:style-name="Bullet_20_Symbols" style:num-suffix="." text:bullet-char="•">
        <style:list-level-properties text:space-before="1.578in" text:min-label-width="0.25in"/>
        <style:text-properties style:font-name="StarSymbol"/>
      </text:list-level-style-bullet>
      <text:list-level-style-bullet text:level="10" text:style-name="Bullet_20_Symbols" style:num-suffix="." text:bullet-char="•">
        <style:list-level-properties text:space-before="1.7752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33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6"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8" style:family="graphic">
      <style:graphic-properties draw:stroke="solid" svg:stroke-width="0in" svg:stroke-color="#ffffff" draw:marker-start="Symmetric_20_Arrow"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3909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4902in" svg:y="0.7035in" fo:min-width="10.1319in" svg:height="6.9134in" draw:z-index="0">
        <draw:text-box draw:chain-next-name="Frame2">
          <text:p text:style-name="P1">Fastpath Logic automates C++ simulator, RTL testbench and RTL design code generation. The generated code supports a standard functional verification methodology.</text:p>
          <text:p text:style-name="P1"/>
          <text:p text:style-name="P1">RTL coding tasks fall into two categories:</text:p>
          <text:list text:style-name="L1">
            <text:list-item>
              <text:p text:style-name="P2">Algorithmic: the core datapaths and control logic that differentiates your implementation from the competition: For example: MPEG implementation, traffic manager, or cache.</text:p>
            </text:list-item>
            <text:list-item>
              <text:p text:style-name="P2">Chip and verification infrastructure: all the additional code and connectivity required to turn your algorithm implementation into a functional chip. For example: block interconnect, programmable register access, instruction set mapping, block testbenches.</text:p>
            </text:list-item>
          </text:list>
          <text:p text:style-name="P3"><text:span text:style-name="T1">The algorithm is what you architect, design, and implement; the chip and verification infrastructure is what you have to develop to build and test your design. </text:span>The algorithm implementations change substantially if not completely from project to project. Chip and verification infrastructure creation is repetitive and does not change much from project to project. <text:span text:style-name="T2">Cslc automates the chip and verification infrastructure generation tasks.</text:span> A single input file facilitates architectural and design exploration. Designs are described at the architectural level in CSL.</text:p>
          <text:p text:style-name="P3"/>
          <text:p text:style-name="P4">Conventional computer science data structures can be used to describe structures in chip designs. Hierarchical components containing the same type(s) of elements at each level are essentially trees. Current RTL languages have limited data structures. Other lanugages such as C++ have a rich set of data structures. Architectural descriptions can be reduced to data structures to describe parts of a chip design. The data structures can represent instruction set architectures, hierarchies of signals and ports, fields which contain sub fields and associated enumerated types.</text:p>
          <text:p text:style-name="P4"/>
          <text:p text:style-name="P4">An instruction set architecture's instruction description i a tree of</text:p>
          <text:p text:style-name="P4">instruction formats. the root of the tree is an instruction format</text:p>
          <text:p text:style-name="P4">that describes at a minimum the width of the instruction. Each lower</text:p>
          <text:p text:style-name="P4">level of the tree is a more detailed view of the instruction</text:p>
          <text:p text:style-name="P4">description. Fields have an upper and lower index. <text:s/>Enumerated types</text:p>
          <text:p text:style-name="P4">define a set of values which can be used in a specific field. Specific</text:p>
          <text:p text:style-name="P4">formats associate enumerated types with a specific field in a specific</text:p>
          <text:p text:style-name="P4">instruction format. Sub formats which are derived from the format with</text:p>
          <text:p text:style-name="P4">the enumerated type select one of the enumeration items to associate</text:p>
          <text:p text:style-name="P4">with the field. The ISA can be assicated with signals, memories, and</text:p>
          <text:p text:style-name="P4">registers. The associated structures </text:p>
          <text:p text:style-name="P4"/>
          <text:p text:style-name="P4">There are hierarchical components that need to be constructed to implement and verify a processor or an algorithmically intensive chip design.</text:p>
          <text:p text:style-name="P5"/>
          <text:p text:style-name="P5">1. The signal groups which are bundled together and routed from a module(s) to another module(s). The signal group can contain either signals or other signal groups.</text:p>
          <text:p text:style-name="P5"/>
          <text:p text:style-name="P5">2. The interfaces (e.g. SoC bus interface) which are bundled together and routed from a module(s) to another module(s). The interface can contain either ports or other interfaces. The directions of the signals in the interfaces can be reversed.</text:p>
          <text:p text:style-name="P5"/>
          <text:list text:style-name="L2">
            <text:list-item>
              <text:p text:style-name="P6">3. Bitranges contain an upper and lower index. Bit ranges are used to construct fields which have a name and optional association with an enumerated type or enum item. Fields can contain other fields. Fields are a basic building block in chip design. Fields are used to create signals, ports, registers, register files, and opcodes. Decoders are generated from fields. Assemblers and compilers generate binaries which interface with fields in the real hardware and behavioral C++ and RTL simulators.</text:p>
              <text:p text:style-name="P7"/>
              <text:p text:style-name="P8">Creating the above infrastructure components is time consuming and error prone. Furthermore, the infrastructure components require ongoing changes throughout the project life cycle.</text:p>
            </text:list-item>
            <text:list-item>
              <text:p text:style-name="P8"/>
            </text:list-item>
          </text:list>
          <text:p text:style-name="P9">The common feature in fields, signal groups, signals, ports, interface, opcodes, bus packets, and registers is that if they have a unerlying hierarchy that it can be represented with a tree. And trees can be represented with inheritance hierarchies and tree structures built using C++ classes. Using C++ classes to build trees simplifies the construction of hierarchical structures. The use of inheritance facilitates attribute passing from one hierarchy level to the lower inherited levels. This is a natural way to describe information hierarchies. </text:p>
          <text:p text:style-name="P9"/>
          <text:p text:style-name="P10"/>
          <text:p text:style-name="P5"/>
          <text:p text:style-name="P5">A <text:span text:style-name="T2">single input</text:span> (extended C++) is compiled and generates C++ and RTL infrastructure component code. The infrastructure code is used to support a standard Silicon Valley chip design methodology. C++ and RTL constant files with the same values are also generated.</text:p>
          <text:p text:style-name="P5">Below is a typical chip design and verification flow in blue. The C++ simulator executes tests which generate vectors. The vectors are loaded into the RTL testbench and the design is simulated. The stimulus vectors drive the design under test (DUT) inputs and the expected vectors are compared against the DUT outputs. </text:p>
          <text:p text:style-name="P5"/>
          <text:p text:style-name="P5"><text:s/>The user defines the CSL specification file, the C++ simulator user logic (yellow), and the RTL user logic (yellow). The cslc compiles the CSL file and generates the C++ simulator, RTL testbench, and the DUT interconnect infrastructure components. The blue boxes in the drawing are the generated infrastructure components.</text:p>
          <text:p text:style-name="P5"><draw:frame draw:style-name="fr2" draw:name="Frame9" text:anchor-type="paragraph" svg:x="-0.0598in" svg:y="5.7693in" svg:width="10.0075in" draw:z-index="5"><draw:text-box fo:min-height="0.5898in"><text:p text:style-name="Frame_20_contents">Fastpath Logic, Inc.</text:p><text:p text:style-name="Frame_20_contents">PO Box 188 </text:p><text:p text:style-name="Frame_20_contents">Palo Alto, CA, 94302-0188</text:p><text:p text:style-name="P11"><text:tab/>Phone: <text:tab/>650-331-0702<text:tab/></text:p><text:p text:style-name="P11"><text:tab/>email: <text:tab/><text:a xlink:type="simple" xlink:href="mailto:info@fastpathlogic.com">info@fastpathlogic.com<text:tab/></text:a></text:p><text:p text:style-name="P11">web: <text:tab/><text:a xlink:type="simple" xlink:href="http://www.fastpathlogic.com/">www.fastpathlogic.com</text:a><text:tab/></text:p></draw:text-box></draw:frame>Verilog is 20+ years old</text:p>
          <text:list text:style-name="L3">
            <text:list-item>
              <text:p text:style-name="P12">RTL is a netlist</text:p>
            </text:list-item>
            <text:list-item>
              <text:p text:style-name="P12">RTL is a low level detailed view of the design</text:p>
            </text:list-item>
            <text:list-item>
              <text:p text:style-name="P12">RTL is the input to the classic EDA tool flow</text:p>
            </text:list-item>
            <text:list-item>
              <text:p text:style-name="P12">RTL must be verified by simulators and test bench wrappers</text:p>
            </text:list-item>
          </text:list>
          <text:p text:style-name="P5"/>
          <text:p text:style-name="P5">Only a single input can automatically generate <text:s/>interfaces and constants between different <text:s/>RTL modules which are consistent.</text:p>
          <text:p text:style-name="P5"/>
          <text:p text:style-name="P5">Only a single input can automatically generate nterfaces and constants between different <text:s/>C++ simulator modules which are consistent.</text:p>
          <text:p text:style-name="P5"/>
          <text:p text:style-name="P5">Only a single input can automatically generate <text:s/>C++ simulator and testbench vector and architectural state memories which are consistent.</text:p>
          <text:p text:style-name="P5"/>
          <text:p text:style-name="P5">Only a single input can automatically generate RTL testbench components and the module interfaces and constants which are consistent.</text:p>
          <text:list text:style-name="L3">
            <text:list-header>
              <text:p text:style-name="P12"/>
            </text:list-header>
          </text:list>
          <text:p text:style-name="P5">Benefits of FPL software</text:p>
          <text:list text:style-name="L4">
            <text:list-item>
              <text:p text:style-name="P13">The input specification is sparse and concise</text:p>
            </text:list-item>
            <text:list-item>
              <text:p text:style-name="P13">The input specification automatically expands into detailed C++ and RTL code.</text:p>
            </text:list-item>
            <text:list-item>
              <text:p text:style-name="P13">Setup the infrastructure for a project quickly</text:p>
            </text:list-item>
            <text:list-item>
              <text:p text:style-name="P13">Make changes with minimal effort</text:p>
            </text:list-item>
            <text:list-item>
              <text:p text:style-name="P13">The expanded code expands from 10x to 30x the size of the original specification.</text:p>
            </text:list-item>
            <text:list-item>
              <text:p text:style-name="P13"><text:s/>Reduce the amount of engineering time and resources spent on the design and verification tasks</text:p>
            </text:list-item>
          </text:list>
          <text:p text:style-name="P5"/>
          <text:p text:style-name="P5">Synthesis and timing analysis take less than 10% of the project time line. Projects pay big bucks for timing analyzers and synthesis tools.</text:p>
          <text:p text:style-name="P5"/>
          <text:p text:style-name="P5">Verification now takes 50% of the project teams effort during the life of the project. Does it get the tool budget to support its activities?</text:p>
          <text:p text:style-name="P5"/>
          <text:p text:style-name="P5">A significant part of the simulation, verification, and design tasks involves building infrastructure to connect the components in the same (e.g. design interconnect) and different domains (e.g. Connect C++ simulator to the test bench).</text:p>
          <text:p text:style-name="P5"/>
          <text:p text:style-name="P5">The verification infrastructure connects the tests, C++ simulators, test benches, and RTL design code.</text:p>
          <text:p text:style-name="P5"/>
          <text:p text:style-name="P5">Why build when you can buy?</text:p>
        </draw:text-box>
      </draw:frame>
      <draw:frame draw:style-name="fr1" draw:name="Frame2" text:anchor-type="page" text:anchor-page-number="2" svg:x="0.5236in" svg:y="0.6646in" fo:min-width="9.9102in" svg:height="3.5661in" draw:z-index="1">
        <draw:text-box draw:chain-next-name="Frame4">
          <text:p text:style-name="Frame_20_contents"/>
        </draw:text-box>
      </draw:frame>
      <draw:frame draw:style-name="fr1" draw:name="Frame4" text:anchor-type="page" text:anchor-page-number="3" svg:x="0.5236in" svg:y="0.7327in" fo:min-width="9.8693in" svg:height="1.7091in" draw:z-index="2">
        <draw:text-box draw:chain-next-name="Frame7">
          <text:p text:style-name="Frame_20_contents"/>
        </draw:text-box>
      </draw:frame>
      <draw:frame draw:style-name="fr3" draw:name="Frame5" text:anchor-type="page" text:anchor-page-number="2" svg:x="0.6299in" svg:y="4.2299in" svg:width="9.8591in" draw:z-index="3">
        <draw:text-box fo:min-height="3.4957in">
          <text:p text:style-name="Frame_20_contents"><draw:g text:anchor-type="paragraph" draw:z-index="4" draw:style-name="gr1"><draw:custom-shape draw:style-name="gr2" draw:text-style-name="P15" draw:id="id4" svg:width="0.7059in" svg:height="0.7512in" svg:x="0.0594in" svg:y="0.1949in"><text:p text:style-name="P14"><text:span text:style-name="T3">csl</text:span></text:p><text:p text:style-name="P14"><text:span text:style-name="T3">li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15" draw:id="id8" svg:width="0.7748in" svg:height="0.2878in" svg:x="0.0575in" svg:y="1.5909in"><text:p text:style-name="P14"><text:span text:style-name="T3">.csl </text:span></text:p><draw:enhanced-geometry svg:viewBox="0 0 21600 21600" draw:type="rectangle" draw:enhanced-path="M 0 0 L 21600 0 21600 21600 0 21600 0 0 Z N"/></draw:custom-shape><draw:custom-shape draw:style-name="gr3" draw:text-style-name="P15" svg:width="2.0425in" svg:height="0.3012in" svg:x="1.9075in" svg:y="1.4512in"><text:p text:style-name="P14"><text:span text:style-name="T3">gen'ed RTL testbench code</text:span></text:p><draw:enhanced-geometry svg:viewBox="0 0 21600 21600" draw:type="rectangle" draw:enhanced-path="M 0 0 L 21600 0 21600 21600 0 21600 0 0 Z N"/></draw:custom-shape><draw:custom-shape draw:style-name="gr3" draw:text-style-name="P17" draw:id="id1" svg:width="2.0425in" svg:height="0.2661in" svg:x="1.9075in" svg:y="1.0677in"><text:p text:style-name="P16"><text:span text:style-name="T3">gen'ed C++ code</text:span></text:p><draw:enhanced-geometry svg:viewBox="0 0 21600 21600" draw:mirror-horizontal="false" draw:mirror-vertical="false" draw:type="rectangle" draw:enhanced-path="M 0 0 L 21600 0 21600 21600 0 21600 0 0 Z N"/></draw:custom-shape><draw:custom-shape draw:style-name="gr3" draw:text-style-name="P17" svg:width="2.0425in" svg:height="0.3524in" svg:x="1.9075in" svg:y="0.6555in"><text:p text:style-name="P16"><text:span text:style-name="T3">gen'ed documentation</text:span></text:p><text:p text:style-name="P16"><text:span text:style-name="T3">HTML, PDF</text:span></text:p><draw:enhanced-geometry svg:viewBox="0 0 21600 21600" draw:mirror-horizontal="false" draw:mirror-vertical="false" draw:type="rectangle" draw:enhanced-path="M 0 0 L 21600 0 21600 21600 0 21600 0 0 Z N"/></draw:custom-shape><draw:custom-shape draw:style-name="gr3" draw:text-style-name="P17" svg:width="2.0425in" svg:height="0.2807in" svg:x="1.9075in" svg:y="1.824in"><text:p text:style-name="P16"><text:span text:style-name="T3">gen'ed RTL code</text:span></text:p><draw:enhanced-geometry svg:viewBox="0 0 21600 21600" draw:mirror-horizontal="false" draw:mirror-vertical="false" draw:type="rectangle" draw:enhanced-path="M 0 0 L 21600 0 21600 21600 0 21600 0 0 Z N"/></draw:custom-shape><draw:custom-shape draw:style-name="gr2" draw:text-style-name="P17" svg:width="2.0425in" svg:height="0.2303in" svg:x="1.9075in" svg:y="2.215in"><text:p text:style-name="P16"><text:span text:style-name="T3">User <text:s/>RTL code</text:span></text:p><draw:enhanced-geometry svg:viewBox="0 0 21600 21600" draw:mirror-horizontal="false" draw:mirror-vertical="false" draw:type="rectangle" draw:enhanced-path="M 0 0 L 21600 0 21600 21600 0 21600 0 0 Z N"/></draw:custom-shape><draw:custom-shape draw:style-name="gr2" draw:text-style-name="P17" svg:width="2.0425in" svg:height="0.4059in" svg:x="1.9075in" svg:y="2.5528in"><text:p text:style-name="P16"><text:span text:style-name="T3">Optional User RTL </text:span></text:p><text:p text:style-name="P16"><text:span text:style-name="T3">test bench extensions</text:span></text:p><draw:enhanced-geometry svg:viewBox="0 0 21600 21600" draw:mirror-horizontal="false" draw:mirror-vertical="false" draw:type="rectangle" draw:enhanced-path="M 0 0 L 21600 0 21600 21600 0 21600 0 0 Z N"/></draw:custom-shape><draw:rect draw:style-name="gr4" draw:text-style-name="P18" svg:width="0.0776in" svg:height="1.365in" svg:x="4.2165in" svg:y="1.4783in"><draw:glue-point draw:id="4" svg:x="-1.9563in" svg:y="-0.5646in"/><text:p/></draw:rect><draw:connector draw:style-name="gr4" draw:text-style-name="P18" draw:type="line" svg:x1="3.95in" svg:y1="1.2004in" svg:x2="4.578in" svg:y2="1.2024in" draw:start-shape="id1" draw:start-glue-point="1" draw:end-shape="id2" draw:end-glue-point="3"><text:p/></draw:connector><draw:connector draw:style-name="gr4" draw:text-style-name="P18" draw:type="line" svg:x1="4.3094in" svg:y1="2.7827in" svg:x2="4.5776in" svg:y2="2.7764in" draw:end-shape="id3" draw:end-glue-point="3"><text:p/></draw:connector><draw:connector draw:style-name="gr4" draw:text-style-name="P18" draw:type="line" svg:x1="0.765in" svg:y1="0.5701in" svg:x2="1.087in" svg:y2="0.5701in" draw:start-shape="id4" draw:start-glue-point="8"><text:p/></draw:connector><draw:custom-shape draw:style-name="gr2" draw:text-style-name="P15" draw:id="id16" svg:width="0.7748in" svg:height="0.3016in" svg:x="0.0575in" svg:y="2.5713in"><text:p text:style-name="P14"><text:span text:style-name="T3">Verilog</text:span></text:p><draw:enhanced-geometry svg:viewBox="0 0 21600 21600" draw:type="rectangle" draw:enhanced-path="M 0 0 L 21600 0 21600 21600 0 21600 0 0 Z N"/></draw:custom-shape><draw:custom-shape draw:style-name="gr5" draw:text-style-name="P15" draw:id="id13" svg:width="0.6921in" svg:height="0.6413in" svg:x="7.8685in" svg:y="1.6673in"><text:p text:style-name="P14"><text:span text:style-name="T3">firmware </text:span></text:p><text:p text:style-name="P14"><text:span text:style-name="T3">code</text:span></text:p><draw:enhanced-geometry svg:viewBox="0 0 21600 21600" draw:type="rectangle" draw:enhanced-path="M 0 0 L 21600 0 21600 21600 0 21600 0 0 Z N"/></draw:custom-shape><draw:custom-shape draw:style-name="gr3" draw:text-style-name="P15" draw:id="id6" svg:width="0.8248in" svg:height="0.478in" svg:x="7.7976in" svg:y="0.1213in"><text:p text:style-name="P14"><text:span text:style-name="T3">gen'ed</text:span></text:p><text:p text:style-name="P14"><text:span text:style-name="T3">assemb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18" draw:type="line" svg:x1="8.8913in" svg:y1="0.3539in" svg:x2="8.622in" svg:y2="0.361in" draw:start-shape="id5" draw:start-glue-point="3" draw:end-shape="id6" draw:end-glue-point="1"><text:p/></draw:connector><draw:connector draw:style-name="gr6" draw:text-style-name="P18" draw:type="lines" svg:x1="1.5437in" svg:y1="0.3567in" svg:x2="7.7984in" svg:y2="0.361in" draw:start-shape="id7" draw:start-glue-point="10" draw:end-shape="id6" draw:end-glue-point="3"><text:p/></draw:connector><draw:connector draw:style-name="gr6" draw:text-style-name="P18" draw:type="line" svg:x1="0.8319in" svg:y1="1.7346in" svg:x2="1.0783in" svg:y2="1.7402in" draw:start-shape="id8" draw:start-glue-point="1"><text:p/></draw:connector><draw:custom-shape draw:style-name="gr7" draw:text-style-name="P15" draw:id="id7" svg:width="0.476in" svg:height="3.2886in" svg:x="1.0677in" svg:y="0.1472in"><draw:glue-point draw:id="4" svg:x="-1.989in" svg:y="-0.5594in"/><draw:glue-point draw:id="5" svg:x="-1.9776in" svg:y="0.6728in"/><draw:glue-point draw:id="6" svg:x="1.989in" svg:y="-1.0102in"/><draw:glue-point draw:id="7" svg:x="1.9028in" svg:y="-1.5039in"/><draw:glue-point draw:id="8" svg:x="-1.9252in" svg:y="0.7598in"/><draw:glue-point draw:id="9" svg:x="2.0303in" svg:y="-0.787in"/><draw:glue-point draw:id="10" svg:x="1.985in" svg:y="-1.7177in"/><draw:glue-point draw:id="11" svg:x="1.9701in" svg:y="0.7197in"/><draw:glue-point draw:id="12" svg:x="1.9701in" svg:y="0.2323in"/><draw:glue-point draw:id="13" svg:x="1.9701in" svg:y="-0.2543in"/><draw:glue-point draw:id="14" svg:x="1.9516in" svg:y="0.2083in"/><draw:glue-point draw:id="15" svg:x="1.989in" svg:y="-0.2654in"/><text:p text:style-name="P19"><text:span text:style-name="T3">CSLc</text:span></text:p><draw:enhanced-geometry svg:viewBox="0 0 21600 21600" draw:extrusion="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5" draw:id="id5" svg:width="0.7752in" svg:height="0.5043in" svg:x="8.8909in" svg:y="0.102in"><draw:glue-point draw:id="4" svg:x="-1.9685in" svg:y="-0.7091in"/><draw:glue-point draw:id="5" svg:x="-1.9685in" svg:y="0.9453in"/><text:p text:style-name="P14"><text:span text:style-name="T3"/></text:p><text:p text:style-name="P14"><text:span text:style-name="T3">User </text:span></text:p><text:p text:style-name="P14"><text:span text:style-name="T3">.as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15" draw:id="id3" svg:width="1.2039in" svg:height="0.2677in" svg:x="4.5768in" svg:y="2.6429in"><text:p text:style-name="P14"><text:span text:style-name="T3">RTL simula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5" draw:id="id10" svg:width="1.2516in" svg:height="0.2413in" svg:x="4.5531in" svg:y="1.6638in"><text:p text:style-name="P14"><text:span text:style-name="T3">CSL C++ libs</text:span></text:p><draw:enhanced-geometry svg:viewBox="0 0 21600 21600" draw:type="rectangle" draw:enhanced-path="M 0 0 L 21600 0 21600 21600 0 21600 0 0 Z N"/></draw:custom-shape><draw:connector draw:style-name="gr4" draw:text-style-name="P18" svg:x1="5.1776in" svg:y1="0.8512in" svg:x2="5.1791in" svg:y2="1.0602in" draw:start-shape="id9" draw:start-glue-point="2" draw:end-shape="id2" draw:end-glue-point="0"><text:p/></draw:connector><draw:connector draw:style-name="gr4" draw:text-style-name="P18" svg:x1="5.1799in" svg:y1="1.6642in" svg:x2="5.1783in" svg:y2="1.3441in" draw:start-shape="id10" draw:start-glue-point="0" draw:end-shape="id2" draw:end-glue-point="2"><text:p/></draw:connector><draw:connector draw:style-name="gr4" draw:text-style-name="P18" draw:type="line" svg:x1="5.7803in" svg:y1="1.202in" svg:x2="6.0531in" svg:y2="1.2047in" draw:start-shape="id2" draw:start-glue-point="1" draw:end-shape="id11" draw:end-glue-point="3"><text:p/></draw:connector><draw:connector draw:style-name="gr6" draw:text-style-name="P18" draw:type="line" svg:x1="5.7803in" svg:y1="2.7764in" svg:x2="6.0531in" svg:y2="2.778in" draw:start-shape="id3" draw:start-glue-point="1" draw:end-shape="id12" draw:end-glue-point="3"><text:p/></draw:connector><draw:connector draw:style-name="gr8" draw:text-style-name="P18" draw:id="id14" svg:x1="7.3531in" svg:y1="1.2039in" svg:x2="7.3531in" svg:y2="2.7776in" draw:start-shape="id11" draw:start-glue-point="1" draw:end-shape="id12" draw:end-glue-point="1"><text:p/></draw:connector><draw:connector draw:style-name="gr6" draw:text-style-name="P18" draw:type="line" svg:x1="7.8693in" svg:y1="1.9874in" svg:x2="7.5602in" svg:y2="1.9909in" draw:start-shape="id13" draw:start-glue-point="3" draw:end-shape="id14" draw:end-glue-point="0"><text:p/></draw:connector><draw:connector draw:style-name="gr6" draw:text-style-name="P18" draw:type="line" svg:x1="8.2094in" svg:y1="0.5992in" svg:x2="8.215in" svg:y2="1.6681in" draw:start-shape="id6" draw:start-glue-point="2" draw:end-shape="id13" draw:end-glue-point="0"><text:p/></draw:connector><draw:custom-shape draw:style-name="gr7" draw:text-style-name="P15" draw:id="id11" svg:width="1.3012in" svg:height="0.4543in" svg:x="6.0528in" svg:y="0.9768in"><text:p text:style-name="P14"><text:span text:style-name="T3">C++ Simulator</text:span></text:p><text:p text:style-name="P14"><text:span text:style-name="T3">bin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15" draw:id="id15" svg:width="1.3012in" svg:height="0.6134in" svg:x="6.0528in" svg:y="1.6374in"><text:p text:style-name="P14"><text:span text:style-name="T3">Verify transaction</text:span></text:p><text:p text:style-name="P14"><text:span text:style-name="T3">and state data</text:span></text:p><text:p text:style-name="P14"><text:span text:style-name="T3">equivale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15" draw:id="id12" svg:width="1.3012in" svg:height="0.5961in" svg:x="6.0528in" svg:y="2.4791in"><text:p text:style-name="P14"><text:span text:style-name="T3">RTL</text:span></text:p><text:p text:style-name="P14"><text:span text:style-name="T3">simulation</text:span></text:p><text:p text:style-name="P14"><text:span text:style-name="T3">bin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8" draw:type="line" svg:x1="6.7028in" svg:y1="1.4311in" svg:x2="6.7028in" svg:y2="1.6382in" draw:start-shape="id11" draw:start-glue-point="2" draw:end-shape="id15" draw:end-glue-point="0"><text:p/></draw:connector><draw:connector draw:style-name="gr6" draw:text-style-name="P18" draw:type="line" svg:x1="6.7028in" svg:y1="2.4795in" svg:x2="6.7028in" svg:y2="2.2504in" draw:start-shape="id12" draw:start-glue-point="0" draw:end-shape="id15" draw:end-glue-point="2"><text:p/></draw:connector><draw:custom-shape draw:style-name="gr7" draw:text-style-name="P15" draw:id="id2" svg:width="1.2039in" svg:height="0.285in" svg:x="4.5768in" svg:y="1.0594in"><text:p text:style-name="P14"><text:span text:style-name="T3">C++ comp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5" draw:id="id9" svg:width="1.2976in" svg:height="0.3843in" svg:x="4.5291in" svg:y="0.4673in"><text:p text:style-name="P14"><text:span text:style-name="T3">User C++</text:span></text:p><text:p text:style-name="P14"><text:span text:style-name="T3">simulator code</text:span></text:p><draw:enhanced-geometry svg:viewBox="0 0 21600 21600" draw:mirror-horizontal="false" draw:mirror-vertical="false" draw:type="rectangle" draw:enhanced-path="M 0 0 L 21600 0 21600 21600 0 21600 0 0 Z N"/></draw:custom-shape><draw:connector draw:style-name="gr4" draw:text-style-name="P18" draw:type="line" svg:x1="3.9618in" svg:y1="1.9717in" svg:x2="4.2256in" svg:y2="1.9646in"><text:p/></draw:connector><draw:connector draw:style-name="gr4" draw:text-style-name="P18" draw:type="line" svg:x1="3.9618in" svg:y1="2.3087in" svg:x2="4.2256in" svg:y2="2.3059in"><text:p/></draw:connector><draw:connector draw:style-name="gr4" draw:text-style-name="P18" draw:type="line" svg:x1="3.9618in" svg:y1="2.7209in" svg:x2="4.2256in" svg:y2="2.7138in"><text:p/></draw:connector><draw:connector draw:style-name="gr4" draw:text-style-name="P18" draw:type="line" svg:x1="1.5594in" svg:y1="1.615in" svg:x2="1.9197in" svg:y2="1.6075in"><text:p/></draw:connector><draw:connector draw:style-name="gr4" draw:text-style-name="P18" draw:type="line" svg:x1="1.5594in" svg:y1="1.6083in" svg:x2="1.9197in" svg:y2="1.602in"><text:p/></draw:connector><draw:connector draw:style-name="gr4" draw:text-style-name="P18" draw:type="line" svg:x1="1.5594in" svg:y1="1.9713in" svg:x2="1.9197in" svg:y2="1.9638in"><text:p/></draw:connector><draw:connector draw:style-name="gr4" draw:text-style-name="P18" draw:type="line" svg:x1="1.5622in" svg:y1="0.8496in" svg:x2="1.9224in" svg:y2="0.8449in"><text:p/></draw:connector><draw:connector draw:style-name="gr4" draw:text-style-name="P18" draw:type="line" svg:x1="1.5622in" svg:y1="1.2193in" svg:x2="1.9224in" svg:y2="1.213in"><text:p/></draw:connector><draw:connector draw:style-name="gr4" draw:text-style-name="P18" draw:type="line" svg:x1="3.9618in" svg:y1="1.6083in" svg:x2="4.2256in" svg:y2="1.602in"><text:p/></draw:connector><draw:custom-shape draw:style-name="gr3" draw:text-style-name="P15" svg:width="2.0378in" svg:height="0.3024in" svg:x="1.9213in" svg:y="3.0484in"><text:p text:style-name="P14"><text:span text:style-name="T3">Reports</text:span></text:p><draw:enhanced-geometry svg:viewBox="0 0 21600 21600" draw:type="rectangle" draw:enhanced-path="M 0 0 L 21600 0 21600 21600 0 21600 0 0 Z N"/></draw:custom-shape><draw:connector draw:style-name="gr6" draw:text-style-name="P18" draw:type="line" svg:x1="0.8319in" svg:y1="2.722in" svg:x2="1.0783in" svg:y2="2.7319in" draw:start-shape="id16" draw:start-glue-point="1"><text:p/></draw:connector><draw:connector draw:style-name="gr4" draw:text-style-name="P18" draw:type="line" svg:x1="1.5602in" svg:y1="3.2091in" svg:x2="1.9205in" svg:y2="3.2028in"><text:p/></draw:connector><draw:frame draw:style-name="gr9" draw:text-style-name="P21" svg:width="2.8921in" svg:height="0.4898in" svg:x="2.1472in" svg:y="-0.0925in"><draw:text-box><text:p text:style-name="P20"><text:span text:style-name="T4">SOLUTION</text:span></text:p></draw:text-box></draw:frame></draw:g></text:p>
        </draw:text-box>
      </draw:frame>
      <draw:frame draw:style-name="fr4" draw:name="Frame6" text:anchor-type="page" text:anchor-page-number="3" svg:x="0.5236in" svg:y="2.5272in" fo:min-width="9.9626in" draw:z-index="6">
        <draw:text-box fo:min-height="5.2626in">
          <text:p text:style-name="Frame_20_contents"><draw:frame draw:style-name="fr5" draw:name="Object2" text:anchor-type="paragraph" svg:x="-0.0244in" svg:y="1.7717in" svg:width="10.0992in" svg:height="2.8075in" draw:z-index="9"><draw:object xlink:href="./Object 2" xlink:type="simple" xlink:show="embed" xlink:actuate="onLoad"/><draw:image xlink:href="./ObjectReplacements/Object 2" xlink:type="simple" xlink:show="embed" xlink:actuate="onLoad"/></draw:frame><draw:frame draw:style-name="fr5" draw:name="Object1" text:anchor-type="paragraph" svg:x="0.2402in" svg:y="0.0425in" svg:width="9.6228in" svg:height="1.6957in" draw:z-index="7"><draw:object xlink:href="./Object 1" xlink:type="simple" xlink:show="embed" xlink:actuate="onLoad"/><draw:image xlink:href="./ObjectReplacements/Object 1" xlink:type="simple" xlink:show="embed" xlink:actuate="onLoad"/></draw:frame></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Frame7" text:anchor-type="paragraph" svg:width="9.9819in" draw:z-index="8"><draw:text-box fo:min-height="5.6244in"><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Arial" svg:font-family="Arial"/>
    <style:font-face style:name="NimbusRomNo9L-Regu" svg:font-family="NimbusRomNo9L-Regu"/>
    <style:font-face style:name="Tahoma1" svg:font-family="Tahoma"/>
    <style:font-face style:name="Arial3" svg:font-family="Arial" style:font-family-generic="roman"/>
    <style:font-face style:name="Nimbus Sans L" svg:font-family="'Nimbus Sans L'" style:font-family-generic="roman"/>
    <style:font-face style:name="Arial2" svg:font-family="Arial" style:font-family-generic="decorative" style:font-pitch="variable"/>
    <style:font-face style:name="Times New Roman" svg:font-family="'Times New Roman'" style:font-family-generic="decorative" style:font-pitch="variable"/>
    <style:font-face style:name="Nimbus Sans L1" svg:font-family="'Nimbus Sans L'" style:font-family-generic="roman" style:font-pitch="variable"/>
    <style:font-face style:name="Andale Sans UI" svg:font-family="'Andale Sans UI'" style:font-family-generic="swiss" style:font-pitch="variable"/>
    <style:font-face style:name="Arial1" svg:font-family="Arial" style:font-family-generic="swiss" style:font-pitch="variable"/>
    <style:font-face style:name="Bitstream Vera Sans" svg:font-family="'Bitstream Vera Sans'" style:font-family-generic="system" style:font-pitch="variable"/>
    <style:font-face style:name="DejaVu LGC Sans" svg:font-family="'DejaVu LGC Sans'"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1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Tahoma" style:font-size-asian="14pt" style:font-name-complex="Tahoma" style:font-size-complex="14pt"/>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5in" style:type="center"/>
          <style:tab-stop style:position="10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fpl_5f_presentation_5f_template_7e_LT_7e_Gliederung_20_1" style:display-name="fpl_presentation_template~LT~Gliederung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fpl_5f_presentation_5f_template_7e_LT_7e_Gliederung_20_2" style:display-name="fpl_presentation_template~LT~Gliederung 2" style:family="paragraph" style:parent-style-name="fpl_5f_presentation_5f_template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fpl_5f_presentation_5f_template_7e_LT_7e_Gliederung_20_3" style:display-name="fpl_presentation_template~LT~Gliederung 3" style:family="paragraph" style:parent-style-name="fpl_5f_presentation_5f_template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fpl_5f_presentation_5f_template_7e_LT_7e_Gliederung_20_4" style:display-name="fpl_presentation_template~LT~Gliederung 4" style:family="paragraph" style:parent-style-name="fpl_5f_presentation_5f_template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fpl_5f_presentation_5f_template_7e_LT_7e_Gliederung_20_5" style:display-name="fpl_presentation_template~LT~Gliederung 5" style:family="paragraph" style:parent-style-name="fpl_5f_presentation_5f_template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fpl_5f_presentation_5f_template_7e_LT_7e_Gliederung_20_6" style:display-name="fpl_presentation_template~LT~Gliederung 6" style:family="paragraph" style:parent-style-name="fpl_5f_presentation_5f_template_7e_LT_7e_Gliederung_20_5"/>
    <style:style style:name="fpl_5f_presentation_5f_template_7e_LT_7e_Gliederung_20_7" style:display-name="fpl_presentation_template~LT~Gliederung 7" style:family="paragraph" style:parent-style-name="fpl_5f_presentation_5f_template_7e_LT_7e_Gliederung_20_6"/>
    <style:style style:name="fpl_5f_presentation_5f_template_7e_LT_7e_Gliederung_20_8" style:display-name="fpl_presentation_template~LT~Gliederung 8" style:family="paragraph" style:parent-style-name="fpl_5f_presentation_5f_template_7e_LT_7e_Gliederung_20_7"/>
    <style:style style:name="fpl_5f_presentation_5f_template_7e_LT_7e_Gliederung_20_9" style:display-name="fpl_presentation_template~LT~Gliederung 9" style:family="paragraph" style:parent-style-name="fpl_5f_presentation_5f_template_7e_LT_7e_Gliederung_20_8"/>
    <style:style style:name="fpl_5f_presentation_5f_template_7e_LT_7e_Titel" style:display-name="fpl_presentation_template~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fpl_5f_presentation_5f_template_7e_LT_7e_Untertitel" style:display-name="fpl_presentation_template~LT~Untertitel"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fpl_5f_presentation_5f_template_7e_LT_7e_Notizen" style:display-name="fpl_presentation_template~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fpl_5f_presentation_5f_template_7e_LT_7e_Hintergrundobjekte" style:display-name="fpl_presentation_template~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pl_5f_presentation_5f_template_7e_LT_7e_Hintergrund" style:display-name="fpl_presentation_template~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Outline_20_1" style:display-name="Outline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28pt" style:font-size-asian="28pt" style:font-size-complex="28pt"/>
    </style:style>
    <style:style style:name="T1" style:family="text">
      <style:text-properties style:font-name="Arial1"/>
    </style:style>
    <style:style style:name="T2" style:family="text">
      <style:text-properties fo:color="#000000" style:text-line-through-style="none" style:font-name="Arial2"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style>
    <style:page-layout style:name="pm1">
      <style:page-layout-properties fo:page-width="11in" fo:page-height="8.5in" style:num-format="1" style:print-orientation="landscape" fo:margin-top="0.2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Fastpath Logic<text:span text:style-name="T1">™ CSL hierarchical components</text:span></text:p>
      </style:header>
      <style:footer>
        <text:p text:style-name="Footer"><text:date style:data-style-name="N37" text:date-value="2008-01-17T15:00:47" text:fixed="true">01/17/08</text:date><text:tab/> <text:span text:style-name="T2">Copyright © 2008 Fastpath Logic, Inc. <text:s text:c="10"/><text:tab/> <text:s text:c="2"/></text:span><text:span text:style-name="T2"><text:page-number text:select-page="current"/></text:span><text:span text:style-name="T2">/</text:span><text:span text:style-name="T2"><text:page-count>4</text:page-count></text:span><text:span text:style-name="T2"> <text:s text:c="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Agent 007</meta:initial-creator>
    <meta:creation-date>2008-01-17T14:17:52</meta:creation-date>
    <dc:creator>Agent 007</dc:creator>
    <dc:date>2008-02-10T22:17:31</dc:date>
    <dc:language>en-US</dc:language>
    <meta:editing-cycles>88</meta:editing-cycles>
    <meta:editing-duration>PT9H49M17S</meta:editing-duration>
    <meta:user-defined meta:name="Info 1"/>
    <meta:user-defined meta:name="Info 2"/>
    <meta:user-defined meta:name="Info 3"/>
    <meta:user-defined meta:name="Info 4"/>
    <meta:document-statistic meta:table-count="0" meta:image-count="0" meta:object-count="2" meta:page-count="4" meta:paragraph-count="55" meta:word-count="1091" meta:character-count="71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ff9966"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281cm" fo:min-width="0.857cm"/>
    </style:style>
    <style:style style:name="gr4" style:family="graphic" style:parent-style-name="standard">
      <style:graphic-properties draw:stroke="none" svg:stroke-color="#000000" draw:fill="none" draw:fill-color="#ffffff" draw:textarea-horizontal-align="left" draw:auto-grow-height="true" draw:auto-grow-width="true" fo:min-height="0.281cm" fo:min-width="0.894cm"/>
    </style:style>
    <style:style style:name="gr5" style:family="graphic" style:parent-style-name="standard">
      <style:graphic-properties draw:stroke="none" svg:stroke-color="#000000" draw:fill="none" draw:fill-color="#ffffff" draw:textarea-horizontal-align="left" draw:auto-grow-height="true" draw:auto-grow-width="true" fo:min-height="0.281cm" fo:min-width="1.597cm"/>
    </style:style>
    <style:style style:name="gr6" style:family="graphic" style:parent-style-name="standard">
      <style:graphic-properties draw:stroke="none" svg:stroke-color="#000000" draw:fill="none" draw:fill-color="#ffffff" draw:auto-grow-height="true" draw:auto-grow-width="false" fo:max-height="0cm" fo:min-height="0.789cm"/>
    </style:style>
    <style:style style:name="gr7" style:family="graphic" style:parent-style-name="standard">
      <style:graphic-properties draw:fill-color="#e6e64c"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51cm" fo:min-width="0.858cm"/>
    </style:style>
    <style:style style:name="gr9" style:family="graphic" style:parent-style-name="standard">
      <style:graphic-properties draw:stroke="none" svg:stroke-color="#000000" draw:fill="none" draw:fill-color="#ffffff" draw:textarea-horizontal-align="left" draw:auto-grow-height="true" draw:auto-grow-width="true" fo:min-height="0.351cm" fo:min-width="0.245cm"/>
    </style:style>
    <style:style style:name="gr10" style:family="graphic" style:parent-style-name="standard">
      <style:graphic-properties draw:stroke="none" svg:stroke-color="#000000" draw:fill="none" draw:fill-color="#ffffff" draw:textarea-horizontal-align="left" draw:auto-grow-height="true" draw:auto-grow-width="true" fo:min-height="0.351cm" fo:min-width="1.135cm"/>
    </style:style>
    <style:style style:name="gr11" style:family="graphic" style:parent-style-name="standard">
      <style:graphic-properties draw:stroke="none" svg:stroke-color="#000000" draw:fill="none" draw:fill-color="#ffffff" draw:textarea-horizontal-align="left" draw:auto-grow-height="true" draw:auto-grow-width="true" fo:min-height="0.351cm" fo:min-width="0.244cm"/>
    </style:style>
    <style:style style:name="gr12" style:family="graphic" style:parent-style-name="standard">
      <style:graphic-properties draw:stroke="none" svg:stroke-color="#000000" draw:fill="none" draw:fill-color="#ffffff" draw:textarea-horizontal-align="left" draw:auto-grow-height="true" draw:auto-grow-width="true" fo:min-height="0.351cm" fo:min-width="0.522cm"/>
    </style:style>
    <style:style style:name="gr13" style:family="graphic" style:parent-style-name="standard">
      <style:graphic-properties draw:stroke="none" svg:stroke-color="#000000" draw:fill="none" draw:fill-color="#ffffff" draw:textarea-horizontal-align="left" draw:auto-grow-height="true" draw:auto-grow-width="true" fo:min-height="0.351cm" fo:min-width="1.564cm"/>
    </style:style>
    <style:style style:name="gr14" style:family="graphic" style:parent-style-name="standard">
      <style:graphic-properties draw:stroke="none" svg:stroke-color="#000000" draw:fill="none" draw:fill-color="#ffffff" draw:textarea-horizontal-align="left" draw:auto-grow-height="true" draw:auto-grow-width="true" fo:min-height="0.457cm" fo:min-width="0.178cm"/>
    </style:style>
    <style:style style:name="gr15" style:family="graphic" style:parent-style-name="standard">
      <style:graphic-properties draw:stroke="none" draw:fill="none" draw:fill-color="#ffffff" draw:textarea-horizontal-align="left" fo:min-height="0.456cm" fo:min-width="0.77cm"/>
    </style:style>
    <style:style style:name="gr16" style:family="graphic" style:parent-style-name="standard">
      <style:graphic-properties draw:stroke="none" draw:fill="none" draw:fill-color="#ffffff" draw:textarea-horizontal-align="left" fo:min-height="0.944cm" fo:min-width="0.77cm"/>
    </style:style>
    <style:style style:name="gr17" style:family="graphic" style:parent-style-name="standard">
      <style:graphic-properties draw:stroke="none" draw:fill="none" draw:fill-color="#ffffff" draw:textarea-horizontal-align="left" fo:min-height="1.432cm" fo:min-width="0.77cm"/>
    </style:style>
    <style:style style:name="gr18" style:family="graphic" style:parent-style-name="standard">
      <style:graphic-properties draw:stroke="none" draw:fill="none" draw:fill-color="#ffffff" draw:textarea-horizontal-align="left" draw:auto-grow-width="true" fo:min-height="0cm" fo:min-width="0.988cm"/>
    </style:style>
    <style:style style:name="gr19" style:family="graphic" style:parent-style-name="standard">
      <style:graphic-properties draw:stroke="none" draw:fill="none" draw:fill-color="#ffffff" draw:textarea-horizontal-align="left" draw:auto-grow-width="true" fo:min-height="0.66cm" fo:min-width="0.988cm"/>
    </style:style>
    <style:style style:name="gr20" style:family="graphic" style:parent-style-name="standard">
      <style:graphic-properties draw:stroke="none" draw:fill="none" draw:fill-color="#ffffff" draw:textarea-horizontal-align="left" draw:auto-grow-width="true" fo:min-height="0.874cm" fo:min-width="0.712cm"/>
    </style:style>
    <style:style style:name="gr21" style:family="graphic" style:parent-style-name="standard">
      <style:graphic-properties draw:stroke="none" draw:fill="none" draw:fill-color="#ffffff" draw:textarea-horizontal-align="left" draw:auto-grow-width="true" fo:min-height="0.66cm" fo:min-width="1.272cm"/>
    </style:style>
    <style:style style:name="gr22" style:family="graphic" style:parent-style-name="standard">
      <style:graphic-properties draw:stroke="none" draw:fill="none" draw:fill-color="#ffffff" draw:textarea-horizontal-align="left" draw:auto-grow-width="true" fo:min-height="0.66cm" fo:min-width="0.842cm"/>
    </style:style>
    <style:style style:name="gr23" style:family="graphic" style:parent-style-name="standard">
      <style:graphic-properties draw:stroke="none" draw:fill="none" draw:fill-color="#ffffff" draw:textarea-horizontal-align="left" draw:auto-grow-width="true" fo:min-height="0.874cm" fo:min-width="7.12cm"/>
    </style:style>
    <style:style style:name="P1" style:family="paragraph">
      <style:paragraph-properties fo:text-align="start"/>
      <style:text-properties fo:font-size="10pt" style:font-size-asian="18pt" style:font-size-complex="18pt"/>
    </style:style>
    <style:style style:name="P2" style:family="paragraph">
      <style:paragraph-properties fo:text-align="center"/>
      <style:text-properties fo:font-size="10pt" style:font-size-asian="18pt" style:font-size-complex="18pt"/>
    </style:style>
    <style:style style:name="P3" style:family="paragraph">
      <style:paragraph-properties fo:margin-left="0cm" fo:margin-right="0cm" fo:text-indent="0cm"/>
      <style:text-properties fo:font-size="10pt" style:font-size-asian="18pt" style:font-size-complex="18pt"/>
    </style:style>
    <style:style style:name="P4" style:family="paragraph">
      <style:paragraph-properties fo:margin-left="0cm" fo:margin-right="0cm" fo:text-indent="0cm"/>
      <style:text-properties fo:color="#000080" fo:font-size="10pt" style:font-size-asian="18pt" style:font-size-complex="18pt"/>
    </style:style>
    <style:style style:name="P5" style:family="paragraph">
      <style:paragraph-properties fo:margin-left="0cm" fo:margin-right="0cm" fo:text-indent="0cm"/>
      <style:text-properties fo:color="#ffffff" fo:font-size="10pt" style:font-size-asian="18pt" style:font-size-complex="18pt"/>
    </style:style>
    <style:style style:name="P6" style:family="paragraph">
      <style:paragraph-properties fo:margin-left="0cm" fo:margin-right="0cm" fo:text-indent="0cm"/>
      <style:text-properties fo:font-size="10pt" fo:font-weight="normal" style:font-size-asian="18pt" style:font-size-complex="18pt"/>
    </style:style>
    <style:style style:name="P7" style:family="paragraph">
      <style:paragraph-properties fo:margin-left="0cm" fo:margin-right="0cm" fo:text-indent="0cm"/>
      <style:text-properties fo:color="#ffffff" fo:font-size="10pt" fo:font-weight="normal" style:font-size-asian="18pt" style:font-size-complex="18pt"/>
    </style:style>
    <style:style style:name="P8" style:family="paragraph">
      <style:paragraph-properties fo:text-align="center"/>
    </style:style>
    <style:style style:name="T1" style:family="text">
      <style:text-properties fo:color="#000080" fo:font-size="18pt" style:font-size-asian="18pt" style:font-size-complex="18pt"/>
    </style:style>
    <style:style style:name="T2" style:family="text">
      <style:text-properties fo:color="#000080" fo:font-size="18pt"/>
    </style:style>
    <style:style style:name="T3" style:family="text">
      <style:text-properties fo:color="#ffffff" fo:font-size="14pt" style:font-size-asian="18pt" style:font-size-complex="18pt"/>
    </style:style>
    <style:style style:name="T4" style:family="text">
      <style:text-properties style:use-window-font-color="true" fo:font-size="20pt" fo:font-weight="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3.329cm" svg:height="0.796cm" svg:x="12.842cm" svg:y="6.615cm">
          <text:p/>
        </draw:rect>
        <draw:line draw:style-name="gr2" draw:text-style-name="P2" draw:layer="layout" svg:x1="14.304cm" svg:y1="6.615cm" svg:x2="14.304cm" svg:y2="7.411cm">
          <text:p/>
        </draw:line>
        <draw:line draw:style-name="gr2" draw:text-style-name="P2" draw:layer="layout" svg:x1="17.474cm" svg:y1="6.615cm" svg:x2="17.474cm" svg:y2="7.411cm">
          <text:p/>
        </draw:line>
        <draw:line draw:style-name="gr2" draw:text-style-name="P2" draw:layer="layout" svg:x1="19.648cm" svg:y1="6.615cm" svg:x2="19.648cm" svg:y2="7.411cm">
          <text:p/>
        </draw:line>
        <draw:frame draw:style-name="gr3" draw:text-style-name="P4" draw:layer="layout" svg:width="1.556cm" svg:height="0.966cm" svg:x="13.018cm" svg:y="6.53cm">
          <draw:text-box>
            <text:p text:style-name="P3"><text:span text:style-name="T1">op1</text:span></text:p>
          </draw:text-box>
        </draw:frame>
        <draw:frame draw:style-name="gr4" draw:text-style-name="P4" draw:layer="layout" svg:width="1.598cm" svg:height="0.966cm" svg:x="15.3cm" svg:y="6.53cm">
          <draw:text-box>
            <text:p text:style-name="P3"><text:span text:style-name="T1"><text:s text:c="3"/></text:span><text:span text:style-name="T1">rd</text:span></text:p>
          </draw:text-box>
        </draw:frame>
        <draw:frame draw:style-name="gr3" draw:text-style-name="P4" draw:layer="layout" svg:width="1.556cm" svg:height="0.966cm" svg:x="18.199cm" svg:y="6.53cm">
          <draw:text-box>
            <text:p text:style-name="P3"><text:span text:style-name="T1">op2</text:span></text:p>
          </draw:text-box>
        </draw:frame>
        <draw:frame draw:style-name="gr5" draw:text-style-name="P4" draw:layer="layout" svg:width="2.403cm" svg:height="0.966cm" svg:x="22.185cm" svg:y="6.53cm">
          <draw:text-box>
            <text:p text:style-name="P3"><text:span text:style-name="T1">imm22</text:span></text:p>
          </draw:text-box>
        </draw:frame>
        <draw:frame draw:style-name="gr6" draw:text-style-name="P3" draw:layer="layout" svg:width="0.001cm" svg:height="1.191cm" svg:x="18.561cm" svg:y="11.018cm">
          <draw:text-box>
            <text:p/>
          </draw:text-box>
        </draw:frame>
        <draw:rect draw:style-name="gr7" draw:text-style-name="P2" draw:layer="layout" svg:width="13.268cm" svg:height="0.902cm" svg:x="12.885cm" svg:y="7.759cm">
          <text:p/>
        </draw:rect>
        <draw:line draw:style-name="gr2" draw:text-style-name="P2" draw:layer="layout" svg:x1="14.359cm" svg:y1="7.759cm" svg:x2="14.359cm" svg:y2="8.661cm">
          <text:p/>
        </draw:line>
        <draw:line draw:style-name="gr2" draw:text-style-name="P2" draw:layer="layout" svg:x1="17.308cm" svg:y1="7.759cm" svg:x2="17.308cm" svg:y2="8.661cm">
          <text:p/>
        </draw:line>
        <draw:line draw:style-name="gr2" draw:text-style-name="P2" draw:layer="layout" svg:x1="19.519cm" svg:y1="7.759cm" svg:x2="19.519cm" svg:y2="8.661cm">
          <text:p/>
        </draw:line>
        <draw:frame draw:style-name="gr8" draw:text-style-name="P4" draw:layer="layout" svg:width="1.556cm" svg:height="0.966cm" svg:x="12.808cm" svg:y="7.727cm">
          <draw:text-box>
            <text:p text:style-name="P3"><text:span text:style-name="T2">op1</text:span></text:p>
          </draw:text-box>
        </draw:frame>
        <draw:frame draw:style-name="gr8" draw:text-style-name="P4" draw:layer="layout" svg:width="1.556cm" svg:height="0.966cm" svg:x="17.844cm" svg:y="7.727cm">
          <draw:text-box>
            <text:p text:style-name="P3"><text:span text:style-name="T2">op2</text:span></text:p>
          </draw:text-box>
        </draw:frame>
        <draw:line draw:style-name="gr2" draw:text-style-name="P2" draw:layer="layout" svg:x1="15.096cm" svg:y1="7.759cm" svg:x2="15.096cm" svg:y2="8.661cm">
          <text:p/>
        </draw:line>
        <draw:frame draw:style-name="gr9" draw:text-style-name="P4" draw:layer="layout" svg:width="0.853cm" svg:height="0.966cm" svg:x="14.369cm" svg:y="7.727cm">
          <draw:text-box>
            <text:p text:style-name="P3"><text:span text:style-name="T2">a</text:span></text:p>
          </draw:text-box>
        </draw:frame>
        <draw:frame draw:style-name="gr10" draw:text-style-name="P4" draw:layer="layout" svg:width="1.874cm" svg:height="0.966cm" svg:x="15.434cm" svg:y="7.727cm">
          <draw:text-box>
            <text:p text:style-name="P3"><text:span text:style-name="T2">cond</text:span></text:p>
          </draw:text-box>
        </draw:frame>
        <draw:line draw:style-name="gr2" draw:text-style-name="P2" draw:layer="layout" svg:x1="20.256cm" svg:y1="7.759cm" svg:x2="20.256cm" svg:y2="8.661cm">
          <text:p/>
        </draw:line>
        <draw:line draw:style-name="gr2" draw:text-style-name="P2" draw:layer="layout" svg:x1="20.993cm" svg:y1="7.759cm" svg:x2="20.993cm" svg:y2="8.661cm">
          <text:p/>
        </draw:line>
        <draw:line draw:style-name="gr2" draw:text-style-name="P2" draw:layer="layout" svg:x1="21.73cm" svg:y1="7.759cm" svg:x2="21.73cm" svg:y2="8.661cm">
          <text:p/>
        </draw:line>
        <draw:frame draw:style-name="gr11" draw:text-style-name="P4" draw:layer="layout" svg:width="0.853cm" svg:height="0.966cm" svg:x="19.53cm" svg:y="7.727cm">
          <draw:text-box>
            <text:p text:style-name="P3"><text:span text:style-name="T2">p</text:span></text:p>
          </draw:text-box>
        </draw:frame>
        <draw:frame draw:style-name="gr12" draw:text-style-name="P4" draw:layer="layout" svg:width="1.171cm" svg:height="0.966cm" svg:x="20.066cm" svg:y="7.727cm">
          <draw:text-box>
            <text:p text:style-name="P3"><text:span text:style-name="T2">c0</text:span></text:p>
          </draw:text-box>
        </draw:frame>
        <draw:frame draw:style-name="gr12" draw:text-style-name="P4" draw:layer="layout" svg:width="1.171cm" svg:height="0.966cm" svg:x="20.803cm" svg:y="7.727cm">
          <draw:text-box>
            <text:p text:style-name="P3"><text:span text:style-name="T2">c1</text:span></text:p>
          </draw:text-box>
        </draw:frame>
        <draw:frame draw:style-name="gr13" draw:text-style-name="P4" draw:layer="layout" svg:width="2.365cm" svg:height="0.966cm" svg:x="23.151cm" svg:y="7.727cm">
          <draw:text-box>
            <text:p text:style-name="P3"><text:span text:style-name="T2">disp19</text:span></text:p>
          </draw:text-box>
        </draw:frame>
        <draw:frame draw:style-name="gr14" draw:text-style-name="P5" draw:layer="layout" svg:width="0.777cm" svg:height="0.81cm" svg:x="25.809cm" svg:y="7.393cm">
          <draw:text-box>
            <text:p text:style-name="P3"><text:span text:style-name="T3">0</text:span></text:p>
          </draw:text-box>
        </draw:frame>
        <draw:frame draw:style-name="gr15" draw:text-style-name="P5" draw:layer="layout" svg:width="0.994cm" svg:height="1.369cm" svg:x="12.762cm" svg:y="11.018cm">
          <draw:text-box>
            <text:p text:style-name="P3"><text:span text:style-name="T3">31</text:span></text:p>
          </draw:text-box>
        </draw:frame>
        <draw:frame draw:style-name="gr15" draw:text-style-name="P5" draw:layer="layout" svg:width="1cm" svg:height="1.369cm" svg:x="13.937cm" svg:y="11.018cm">
          <draw:text-box>
            <text:p text:style-name="P3"><text:span text:style-name="T3">30</text:span></text:p>
          </draw:text-box>
        </draw:frame>
        <draw:frame draw:style-name="gr16" draw:text-style-name="P5" draw:layer="layout" svg:width="0.726cm" svg:height="1.369cm" svg:x="14.574cm" svg:y="11.018cm">
          <draw:text-box>
            <text:p text:style-name="P3"><text:span text:style-name="T3">29</text:span></text:p>
          </draw:text-box>
        </draw:frame>
        <draw:frame draw:style-name="gr16" draw:text-style-name="P5" draw:layer="layout" svg:width="1.087cm" svg:height="1.369cm" svg:x="14.937cm" svg:y="11.018cm">
          <draw:text-box>
            <text:p text:style-name="P3"><text:span text:style-name="T3"><text:s text:c="3"/></text:span><text:span text:style-name="T3">28 </text:span></text:p>
          </draw:text-box>
        </draw:frame>
        <draw:frame draw:style-name="gr17" draw:text-style-name="P5" draw:layer="layout" svg:width="0.993cm" svg:height="1.928cm" svg:x="16.759cm" svg:y="11.018cm">
          <draw:text-box>
            <text:p text:style-name="P3"><text:span text:style-name="T3"><text:s/></text:span><text:span text:style-name="T3">25 <text:s/></text:span></text:p>
          </draw:text-box>
        </draw:frame>
        <draw:frame draw:style-name="gr16" draw:text-style-name="P5" draw:layer="layout" svg:width="0.789cm" svg:height="1.369cm" svg:x="17.474cm" svg:y="11.018cm">
          <draw:text-box>
            <text:p text:style-name="P3"><text:span text:style-name="T3">24 </text:span></text:p>
          </draw:text-box>
        </draw:frame>
        <draw:frame draw:style-name="gr16" draw:text-style-name="P5" draw:layer="layout" svg:width="0.891cm" svg:height="1.928cm" svg:x="19.019cm" svg:y="11.018cm">
          <draw:text-box>
            <text:p text:style-name="P3"><text:span text:style-name="T3">22 <text:s/></text:span></text:p>
          </draw:text-box>
        </draw:frame>
        <draw:frame draw:style-name="gr16" draw:text-style-name="P5" draw:layer="layout" svg:width="0.79cm" svg:height="1.369cm" svg:x="19.65cm" svg:y="11.018cm">
          <draw:text-box>
            <text:p text:style-name="P3"><text:span text:style-name="T3">21 </text:span></text:p>
          </draw:text-box>
        </draw:frame>
        <draw:frame draw:style-name="gr16" draw:text-style-name="P5" draw:layer="layout" svg:width="0.789cm" svg:height="1.369cm" svg:x="20.383cm" svg:y="11.018cm">
          <draw:text-box>
            <text:p text:style-name="P3"><text:span text:style-name="T3">20 </text:span></text:p>
          </draw:text-box>
        </draw:frame>
        <draw:frame draw:style-name="gr16" draw:text-style-name="P5" draw:layer="layout" svg:width="0.789cm" svg:height="1.369cm" svg:x="21.098cm" svg:y="11.018cm">
          <draw:text-box>
            <text:p text:style-name="P3"><text:span text:style-name="T3">19 </text:span></text:p>
          </draw:text-box>
        </draw:frame>
        <draw:frame draw:style-name="gr16" draw:text-style-name="P5" draw:layer="layout" svg:width="0.789cm" svg:height="1.369cm" svg:x="21.823cm" svg:y="11.018cm">
          <draw:text-box>
            <text:p text:style-name="P3"><text:span text:style-name="T3">18 </text:span></text:p>
          </draw:text-box>
        </draw:frame>
        <draw:frame draw:style-name="gr15" draw:text-style-name="P5" draw:layer="layout" svg:width="0.487cm" svg:height="0.81cm" svg:x="25.778cm" svg:y="11.018cm">
          <draw:text-box>
            <text:p text:style-name="P3"><text:span text:style-name="T3">0</text:span></text:p>
          </draw:text-box>
        </draw:frame>
        <draw:frame draw:style-name="gr18" draw:text-style-name="P7" draw:layer="layout" svg:width="1.874cm" svg:height="1.043cm" svg:x="10.577cm" svg:y="7.689cm">
          <draw:text-box>
            <text:p text:style-name="P6"><text:span text:style-name="T4">fmt2</text:span></text:p>
          </draw:text-box>
        </draw:frame>
        <draw:frame draw:style-name="gr19" draw:text-style-name="P7" draw:layer="layout" svg:width="1.874cm" svg:height="1.043cm" svg:x="10.577cm" svg:y="6.492cm">
          <draw:text-box>
            <text:p text:style-name="P6"><text:span text:style-name="T4">fmt1</text:span></text:p>
          </draw:text-box>
        </draw:frame>
        <draw:frame draw:style-name="gr20" draw:text-style-name="P7" draw:layer="layout" svg:width="1.874cm" svg:height="1.124cm" svg:x="7.678cm" svg:y="6.784cm">
          <draw:text-box>
            <text:p text:style-name="P6"><text:span text:style-name="T4">fmt2</text:span></text:p>
          </draw:text-box>
        </draw:frame>
        <draw:frame draw:style-name="gr21" draw:text-style-name="P7" draw:layer="layout" svg:width="1.874cm" svg:height="1.043cm" svg:x="4.578cm" svg:y="6.858cm">
          <draw:text-box>
            <text:p text:style-name="P6"><text:span text:style-name="T4">fmt1</text:span></text:p>
          </draw:text-box>
        </draw:frame>
        <draw:frame draw:style-name="gr22" draw:text-style-name="P7" draw:layer="layout" svg:width="1.874cm" svg:height="1.043cm" svg:x="6.278cm" svg:y="5.233cm">
          <draw:text-box>
            <text:p text:style-name="P6"><text:span text:style-name="T4">fmt0</text:span></text:p>
          </draw:text-box>
        </draw:frame>
        <draw:line draw:style-name="gr2" draw:text-style-name="P8" draw:layer="layout" svg:x1="6.35cm" svg:y1="6.85cm" svg:x2="6.985cm" svg:y2="6.215cm">
          <text:p/>
        </draw:line>
        <draw:line draw:style-name="gr2" draw:text-style-name="P8" draw:layer="layout" svg:x1="6.951cm" svg:y1="6.215cm" svg:x2="7.586cm" svg:y2="6.85cm">
          <text:p/>
        </draw:line>
        <draw:frame draw:style-name="gr19" draw:text-style-name="P7" draw:layer="layout" svg:width="1.874cm" svg:height="1.043cm" svg:x="10.577cm" svg:y="5.264cm">
          <draw:text-box>
            <text:p text:style-name="P6"><text:span text:style-name="T4">fmt0</text:span></text:p>
          </draw:text-box>
        </draw:frame>
        <draw:rect draw:style-name="gr1" draw:text-style-name="P1" draw:layer="layout" svg:width="13.329cm" svg:height="0.796cm" svg:x="12.843cm" svg:y="5.246cm">
          <text:p/>
        </draw:rect>
        <draw:line draw:style-name="gr2" draw:text-style-name="P2" draw:layer="layout" svg:x1="14.305cm" svg:y1="5.246cm" svg:x2="14.305cm" svg:y2="6.042cm">
          <text:p/>
        </draw:line>
        <draw:frame draw:style-name="gr3" draw:text-style-name="P4" draw:layer="layout" svg:width="1.556cm" svg:height="0.966cm" svg:x="13.019cm" svg:y="5.234cm">
          <draw:text-box>
            <text:p text:style-name="P3"><text:span text:style-name="T1">op1</text:span></text:p>
          </draw:text-box>
        </draw:frame>
        <draw:frame draw:style-name="gr23" draw:text-style-name="P7" draw:layer="layout" svg:width="7.62cm" svg:height="1.835cm" svg:x="3.175cm" svg:y="7.62cm">
          <draw:text-box>
            <text:p text:style-name="P6"><text:span text:style-name="T4">Building hierarchy </text:span></text:p>
            <text:p text:style-name="P6"><text:span text:style-name="T4">with inheritanc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457cm" fo:min-width="0.178cm"/>
    </style:style>
    <style:style style:name="gr2" style:family="graphic" style:parent-style-name="standard">
      <style:graphic-properties draw:stroke="none" draw:fill="none" draw:fill-color="#ffffff" draw:textarea-horizontal-align="left" fo:min-height="0.944cm" fo:min-width="0.77cm"/>
    </style:style>
    <style:style style:name="gr3" style:family="graphic" style:parent-style-name="standard">
      <style:graphic-properties draw:fill-color="#ff9966" draw:textarea-horizontal-align="center" draw:textarea-vertical-align="middle"/>
    </style:style>
    <style:style style:name="gr4" style:family="graphic" style:parent-style-name="standard">
      <style:graphic-properties draw:stroke="none" draw:fill="none" draw:fill-color="#ffffff" draw:textarea-horizontal-align="left" draw:auto-grow-width="true" fo:min-height="0.66cm" fo:min-width="1.623cm"/>
    </style:style>
    <style:style style:name="gr5" style:family="graphic" style:parent-style-name="standard">
      <style:graphic-properties draw:stroke="none" draw:fill="none" draw:fill-color="#ffffff" draw:textarea-horizontal-align="left" draw:auto-grow-width="true" fo:min-height="0cm" fo:min-width="1.623cm"/>
    </style:style>
    <style:style style:name="gr6" style:family="graphic" style:parent-style-name="standard">
      <style:graphic-properties draw:stroke="none" svg:stroke-color="#000000" draw:fill="none" draw:fill-color="#ffffff" draw:auto-grow-height="true" draw:auto-grow-width="false" fo:max-height="0cm" fo:min-height="0.789cm"/>
    </style:style>
    <style:style style:name="gr7" style:family="graphic" style:parent-style-name="standard">
      <style:graphic-properties draw:stroke="none" draw:fill="none" draw:fill-color="#ffffff" draw:textarea-horizontal-align="left" draw:auto-grow-width="true" fo:min-height="0.66cm" fo:min-width="2.112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draw:fill="none" draw:fill-color="#ffffff" draw:textarea-horizontal-align="left" draw:auto-grow-width="true" fo:min-height="0.874cm" fo:min-width="1.347cm"/>
    </style:style>
    <style:style style:name="gr10" style:family="graphic" style:parent-style-name="standard">
      <style:graphic-properties draw:stroke="none" draw:fill="none" draw:fill-color="#ffffff" draw:textarea-horizontal-align="left" draw:auto-grow-width="true" fo:min-height="0.66cm" fo:min-width="1.272cm"/>
    </style:style>
    <style:style style:name="gr11" style:family="graphic" style:parent-style-name="standard">
      <style:graphic-properties draw:stroke="none" draw:fill="none" draw:fill-color="#ffffff" draw:textarea-horizontal-align="left" draw:auto-grow-width="true" fo:min-height="0.66cm" fo:min-width="7.70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fo:font-size="10pt" style:font-size-asian="18pt" style:font-size-complex="18pt"/>
    </style:style>
    <style:style style:name="P3" style:family="paragraph">
      <style:paragraph-properties fo:text-align="start"/>
      <style:text-properties fo:font-size="10pt" style:font-size-asian="18pt" style:font-size-complex="18pt"/>
    </style:style>
    <style:style style:name="P4" style:family="paragraph">
      <style:paragraph-properties fo:margin-left="0cm" fo:margin-right="0cm" fo:text-indent="0cm"/>
      <style:text-properties fo:font-weight="normal"/>
    </style:style>
    <style:style style:name="P5" style:family="paragraph">
      <style:paragraph-properties fo:margin-left="0cm" fo:margin-right="0cm" fo:text-indent="0cm"/>
      <style:text-properties fo:color="#ffffff" fo:font-size="10pt" fo:font-weight="normal" style:font-size-asian="18pt" style:font-size-complex="18pt"/>
    </style:style>
    <style:style style:name="P6" style:family="paragraph">
      <style:paragraph-properties fo:margin-left="0cm" fo:margin-right="0cm" fo:text-indent="0cm"/>
      <style:text-properties fo:font-size="10pt" style:font-size-asian="18pt" style:font-size-complex="18pt"/>
    </style:style>
    <style:style style:name="P7" style:family="paragraph">
      <style:paragraph-properties fo:text-align="center"/>
    </style:style>
    <style:style style:name="T1" style:family="text">
      <style:text-properties fo:color="#ffffff" fo:font-size="14pt" style:font-size-asian="18pt" style:font-size-complex="18pt"/>
    </style:style>
    <style:style style:name="T2" style:family="text">
      <style:text-properties fo:color="#000080" fo:font-size="18pt" style:font-size-asian="18pt" style:font-size-complex="18pt"/>
    </style:style>
    <style:style style:name="T3" style:family="text">
      <style:text-properties style:use-window-font-color="true" fo:font-size="20pt" fo:font-weight="normal" style:font-size-asian="18pt" style:font-size-complex="18pt"/>
    </style:style>
    <style:style style:name="T4" style:family="text">
      <style:text-properties fo:color="#000000" fo:font-size="20pt" fo:font-weight="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0.777cm" svg:height="0.81cm" svg:x="26.609cm" svg:y="6.993cm">
          <draw:text-box>
            <text:p text:style-name="P1"><text:span text:style-name="T1">0</text:span></text:p>
          </draw:text-box>
        </draw:frame>
        <draw:frame draw:style-name="gr2" draw:text-style-name="P2" draw:layer="layout" svg:width="0.789cm" svg:height="1.369cm" svg:x="18.274cm" svg:y="10.018cm">
          <draw:text-box>
            <text:p text:style-name="P1"><text:span text:style-name="T1">24 </text:span></text:p>
          </draw:text-box>
        </draw:frame>
        <draw:frame draw:style-name="gr2" draw:text-style-name="P2" draw:layer="layout" svg:width="0.79cm" svg:height="1.369cm" svg:x="20.45cm" svg:y="10.018cm">
          <draw:text-box>
            <text:p text:style-name="P1"><text:span text:style-name="T1">21 </text:span></text:p>
          </draw:text-box>
        </draw:frame>
        <draw:g>
          <draw:rect draw:style-name="gr3" draw:text-style-name="P3" draw:layer="layout" svg:width="3.033cm" svg:height="0.796cm" svg:x="13.642cm" svg:y="6.115cm">
            <text:p text:style-name="P1"><text:span text:style-name="T2">field1</text:span></text:p>
          </draw:rect>
          <draw:frame draw:style-name="gr4" draw:text-style-name="P5" draw:layer="layout" svg:width="2.191cm" svg:height="1.043cm" svg:x="11.377cm" svg:y="5.992cm">
            <draw:text-box>
              <text:p text:style-name="P4"><text:span text:style-name="T3">field1</text:span></text:p>
            </draw:text-box>
          </draw:frame>
        </draw:g>
        <draw:g>
          <draw:frame draw:style-name="gr4" draw:text-style-name="P5" draw:layer="layout" svg:width="2.191cm" svg:height="1.043cm" svg:x="11.377cm" svg:y="5.255cm">
            <draw:text-box>
              <text:p text:style-name="P4"><text:span text:style-name="T3">field0</text:span></text:p>
            </draw:text-box>
          </draw:frame>
          <draw:rect draw:style-name="gr3" draw:text-style-name="P3" draw:layer="layout" svg:width="13.027cm" svg:height="0.796cm" svg:x="13.643cm" svg:y="5.378cm">
            <text:p text:style-name="P1"><text:span text:style-name="T2">field0</text:span></text:p>
          </draw:rect>
        </draw:g>
        <draw:frame draw:style-name="gr5" draw:text-style-name="P5" draw:layer="layout" svg:width="2.191cm" svg:height="1.043cm" svg:x="11.377cm" svg:y="6.855cm">
          <draw:text-box>
            <text:p text:style-name="P4"><text:span text:style-name="T3">field2</text:span></text:p>
          </draw:text-box>
        </draw:frame>
        <draw:rect draw:style-name="gr3" draw:text-style-name="P3" draw:layer="layout" svg:width="4.447cm" svg:height="0.739cm" svg:x="16.675cm" svg:y="6.978cm">
          <text:p text:style-name="P1"><text:span text:style-name="T2">field2</text:span></text:p>
        </draw:rect>
        <draw:g>
          <draw:rect draw:style-name="gr3" draw:text-style-name="P3" draw:layer="layout" svg:width="3.175cm" svg:height="0.796cm" svg:x="21.12cm" svg:y="7.729cm">
            <text:p text:style-name="P1"><text:span text:style-name="T2">field3</text:span></text:p>
          </draw:rect>
          <draw:frame draw:style-name="gr5" draw:text-style-name="P5" draw:layer="layout" svg:width="2.191cm" svg:height="1.043cm" svg:x="11.378cm" svg:y="7.49cm">
            <draw:text-box>
              <text:p text:style-name="P4"><text:span text:style-name="T3">field3</text:span></text:p>
            </draw:text-box>
          </draw:frame>
        </draw:g>
        <draw:g>
          <draw:rect draw:style-name="gr3" draw:text-style-name="P3" draw:layer="layout" svg:width="2.375cm" svg:height="0.796cm" svg:x="24.295cm" svg:y="8.514cm">
            <text:p text:style-name="P1"><text:span text:style-name="T2">field4</text:span></text:p>
          </draw:rect>
          <draw:frame draw:style-name="gr5" draw:text-style-name="P5" draw:layer="layout" svg:width="2.191cm" svg:height="1.043cm" svg:x="11.378cm" svg:y="8.391cm">
            <draw:text-box>
              <text:p text:style-name="P4"><text:span text:style-name="T3">field4</text:span></text:p>
            </draw:text-box>
          </draw:frame>
        </draw:g>
        <draw:frame draw:style-name="gr6" draw:text-style-name="P6" draw:layer="layout" svg:width="0.001cm" svg:height="1.191cm" svg:x="19.361cm" svg:y="9.418cm">
          <draw:text-box>
            <text:p text:style-name="P1"/>
          </draw:text-box>
        </draw:frame>
        <draw:g>
          <draw:frame draw:style-name="gr5" draw:text-style-name="P5" draw:layer="layout" svg:width="2.191cm" svg:height="1.043cm" svg:x="11.378cm" svg:y="9.156cm">
            <draw:text-box>
              <text:p text:style-name="P4"><text:span text:style-name="T3">field5</text:span></text:p>
            </draw:text-box>
          </draw:frame>
          <draw:rect draw:style-name="gr3" draw:text-style-name="P3" draw:layer="layout" svg:width="1.904cm" svg:height="0.796cm" svg:x="16.676cm" svg:y="9.279cm">
            <text:p text:style-name="P1"><text:span text:style-name="T2">field5</text:span></text:p>
          </draw:rect>
        </draw:g>
        <draw:g>
          <draw:frame draw:style-name="gr7" draw:text-style-name="P5" draw:layer="layout" svg:width="2.612cm" svg:height="1.043cm" svg:x="6.278cm" svg:y="5.233cm">
            <draw:text-box>
              <text:p text:style-name="P4"><text:span text:style-name="T3">field0</text:span></text:p>
            </draw:text-box>
          </draw:frame>
          <draw:line draw:style-name="gr8" draw:text-style-name="P7" draw:layer="layout" svg:x1="6.35cm" svg:y1="6.85cm" svg:x2="6.985cm" svg:y2="6.215cm">
            <text:p text:style-name="P1"/>
          </draw:line>
          <draw:line draw:style-name="gr8" draw:text-style-name="P7" draw:layer="layout" svg:x1="6.951cm" svg:y1="6.215cm" svg:x2="7.586cm" svg:y2="6.85cm">
            <text:p text:style-name="P1"/>
          </draw:line>
          <draw:line draw:style-name="gr8" draw:text-style-name="P7" draw:layer="layout" svg:x1="6.952cm" svg:y1="6.216cm" svg:x2="10.16cm" svg:y2="6.985cm">
            <text:p text:style-name="P1"/>
          </draw:line>
          <draw:line draw:style-name="gr8" draw:text-style-name="P7" draw:layer="layout" svg:x1="6.96cm" svg:y1="6.217cm" svg:x2="3.752cm" svg:y2="6.986cm">
            <text:p text:style-name="P1"/>
          </draw:line>
          <draw:line draw:style-name="gr8" draw:text-style-name="P7" draw:layer="layout" svg:x1="5.45cm" svg:y1="8.351cm" svg:x2="6.085cm" svg:y2="7.716cm">
            <text:p text:style-name="P1"/>
          </draw:line>
          <draw:line draw:style-name="gr8" draw:text-style-name="P7" draw:layer="layout" svg:x1="6.051cm" svg:y1="7.716cm" svg:x2="6.686cm" svg:y2="8.351cm">
            <text:p text:style-name="P1"/>
          </draw:line>
          <draw:frame draw:style-name="gr9" draw:text-style-name="P5" draw:layer="layout" svg:width="2.191cm" svg:height="1.124cm" svg:x="6.064cm" svg:y="8.101cm">
            <draw:text-box>
              <text:p text:style-name="P4"><text:span text:style-name="T3">field6</text:span></text:p>
            </draw:text-box>
          </draw:frame>
          <draw:frame draw:style-name="gr10" draw:text-style-name="P5" draw:layer="layout" svg:width="2.191cm" svg:height="1.043cm" svg:x="3.964cm" svg:y="8.142cm">
            <draw:text-box>
              <text:p text:style-name="P4"><text:span text:style-name="T3">field5</text:span></text:p>
            </draw:text-box>
          </draw:frame>
          <draw:frame draw:style-name="gr11" draw:text-style-name="P5" draw:layer="layout" svg:width="9.206cm" svg:height="1.043cm" svg:x="2.864cm" svg:y="6.842cm">
            <draw:text-box>
              <text:p text:style-name="P4"><text:span text:style-name="T4">field1 <text:s/>field2 <text:s/>field3 <text:s text:c="2"/>field4 <text:s text:c="2"/></text:span></text:p>
            </draw:text-box>
          </draw:frame>
        </draw:g>
        <draw:frame draw:style-name="gr1" draw:text-style-name="P2" draw:layer="layout" svg:width="0.777cm" svg:height="0.81cm" svg:x="26.61cm" svg:y="6.993cm">
          <draw:text-box>
            <text:p text:style-name="P1"><text:span text:style-name="T1">0</text:span></text:p>
          </draw:text-box>
        </draw:frame>
        <draw:frame draw:style-name="gr2" draw:text-style-name="P2" draw:layer="layout" svg:width="0.789cm" svg:height="1.369cm" svg:x="18.275cm" svg:y="10.018cm">
          <draw:text-box>
            <text:p text:style-name="P1"><text:span text:style-name="T1">24 </text:span></text:p>
          </draw:text-box>
        </draw:frame>
        <draw:frame draw:style-name="gr2" draw:text-style-name="P2" draw:layer="layout" svg:width="0.79cm" svg:height="1.369cm" svg:x="20.451cm" svg:y="10.018cm">
          <draw:text-box>
            <text:p text:style-name="P1"><text:span text:style-name="T1">21 </text:span></text:p>
          </draw:text-box>
        </draw:frame>
        <draw:rect draw:style-name="gr3" draw:text-style-name="P3" draw:layer="layout" svg:width="3.263cm" svg:height="0.825cm" svg:x="21.122cm" svg:y="11.257cm">
          <text:p text:style-name="P1"><text:span text:style-name="T2">field3</text:span></text:p>
        </draw:rect>
        <draw:rect draw:style-name="gr3" draw:text-style-name="P3" draw:layer="layout" svg:width="2.375cm" svg:height="0.843cm" svg:x="24.385cm" svg:y="11.245cm">
          <text:p text:style-name="P1"><text:span text:style-name="T2">field4</text:span></text:p>
        </draw:rect>
        <draw:frame draw:style-name="gr6" draw:text-style-name="P6" draw:layer="layout" svg:width="0.001cm" svg:height="1.191cm" svg:x="19.362cm" svg:y="9.418cm">
          <draw:text-box>
            <text:p text:style-name="P1"/>
          </draw:text-box>
        </draw:frame>
        <draw:rect draw:style-name="gr3" draw:text-style-name="P3" draw:layer="layout" svg:width="1.904cm" svg:height="0.82cm" svg:x="16.677cm" svg:y="11.245cm">
          <text:p text:style-name="P1"><text:span text:style-name="T2">field5</text:span></text:p>
        </draw:rect>
        <draw:frame draw:style-name="gr5" draw:text-style-name="P5" draw:layer="layout" svg:width="2.191cm" svg:height="1.043cm" svg:x="11.379cm" svg:y="9.962cm">
          <draw:text-box>
            <text:p text:style-name="P4"><text:span text:style-name="T3">field6</text:span></text:p>
          </draw:text-box>
        </draw:frame>
        <draw:rect draw:style-name="gr3" draw:text-style-name="P3" draw:layer="layout" svg:width="2.501cm" svg:height="0.719cm" svg:x="18.577cm" svg:y="10.085cm">
          <text:p text:style-name="P1"><text:span text:style-name="T2">field6</text:span></text:p>
        </draw:rect>
        <draw:rect draw:style-name="gr3" draw:text-style-name="P3" draw:layer="layout" svg:width="2.545cm" svg:height="0.82cm" svg:x="18.577cm" svg:y="11.245cm">
          <text:p text:style-name="P1"><text:span text:style-name="T2">field6</text:span></text:p>
        </draw:rect>
        <draw:rect draw:style-name="gr3" draw:text-style-name="P3" draw:layer="layout" svg:width="3.033cm" svg:height="0.82cm" svg:x="13.642cm" svg:y="11.245cm">
          <text:p text:style-name="P1"><text:span text:style-name="T2">field1</text:span></text:p>
        </draw:rect>
        <draw:frame draw:style-name="gr4" draw:text-style-name="P5" draw:layer="layout" svg:width="2.191cm" svg:height="1.043cm" svg:x="11.43cm" svg:y="11.022cm">
          <draw:text-box>
            <text:p text:style-name="P4"><text:span text:style-name="T3">field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